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f8d28"/>
    </style:style>
    <style:style style:name="P2" style:family="paragraph" style:parent-style-name="Standard" style:list-style-name="L1">
      <style:text-properties officeooo:paragraph-rsid="001f8d28"/>
    </style:style>
    <style:style style:name="T1" style:family="text">
      <style:text-properties officeooo:rsid="001f8d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recommended emulator for this game is mgba. I have no idea how well it works on other emulators or on physical hardware. <text:s/></text:p>
      <text:p text:style-name="P1"/>
      <text:p text:style-name="P1">HOW TO PLAY </text:p>
      <text:p text:style-name="P1">You are a SUMMONER. You will face many enemies one at a time, and you must SUMMON a force to defeat them<text:span text:style-name="T1">. </text:span>Whenever you select SUMMON, you remove a random spell from your SPELLBOOK, and conjure it into existence, granting you bonuses such as ATTACK power or DUST (which is like money). If you ever want to see what is left in your SPELLBOOK, select SPELLBOOK at any time.</text:p>
      <text:p text:style-name="P1"/>
      <text:p text:style-name="P1">You can SUMMON both owls and energy surges, but beware - surges will increase your STATIC. If your STATIC is too high, your spell will explode, and you will take 1 damage and have to start over the summoning phase. There are no limits to the number of times you can SUMMON, other than the fact that SUMMONing too much will cause your spell to explode. (Think of it like blackjack!) </text:p>
      <text:p text:style-name="P1"/>
      <text:p text:style-name="P1">After you've summoned a powerful fighting force, select "FIGHT!". At this point, if your total ATTACK is greater than or equal to your enemy's ATTACK, you win!<text:span text:style-name="T1"> </text:span>If you win, you heal some HP. If you lose, you lose some HP.<text:span text:style-name="T1"> </text:span>In either case, all SUMMONED owls are returned to your SPELLBOOK, and you can now spend your DUST to buy new owls.</text:p>
      <text:p text:style-name="P1"/>
      <text:p text:style-name="P1">Your objective is simple: Make it to the final boss and win, while keeping your HP above zero.</text:p>
      <text:p text:style-name="P1"/>
      <text:p text:style-name="P1">Bosses have the unique characteristic that there is no skipping past them. If you lose against them, you must FIGHT them again, until one or the other of you dies. Bosses also have the ability that their ATTACK power is randomly decided from several options. This means that you won't know how high their ATTACK will be until after you've selected FIGHT (and it changes every time you FIGHT).</text:p>
      <text:p text:style-name="P1"/>
      <text:list xml:id="list1802809549" text:style-name="L1">
        <text:list-item>
          <text:p text:style-name="P2">TIP: As long as your static is 0, 1, or 2, there is no downside to summoning, because you are not at risk of your spell exploding. Summon away! But when your static becomes 3 or 4, any additional summon may generate an energy surge that causes an explosion. At this point, you must choose wisely... <text:s/></text:p>
        </text:list-item>
        <text:list-item>
          <text:p text:style-name="P2">TIP: Toward the beginning of a run, it's a good idea to get owls that grant you DUST, since they will earn you money every round until the next deck reset. But toward the end of a run, their value drops off, and it's better to prioritize owls with high ATTACK. </text:p>
        </text:list-item>
        <text:list-item>
          <text:p text:style-name="P2">TIP: Unlike deckbuilding games like dominion or slay the spire, there is no downside to putting "bad" owls in your spellbook, since you can "draw" as many "cards" as you want. So feel free to load up your spellbook with mages and archers! (Well, unless there are better op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2T21:53:54.326000000</meta:creation-date>
    <dc:date>2021-07-06T22:21:44.676000000</dc:date>
    <meta:editing-duration>P4DT13M28S</meta:editing-duration>
    <meta:editing-cycles>1</meta:editing-cycles>
    <meta:document-statistic meta:table-count="0" meta:image-count="0" meta:object-count="0" meta:page-count="1" meta:paragraph-count="10" meta:word-count="475" meta:character-count="2556" meta:non-whitespace-character-count="2087"/>
    <meta:generator>LibreOffice/6.2.8.2$Windows_X86_64 LibreOffice_project/f82ddfca21ebc1e222a662a32b25c0c9d20169ee</meta:generator>
  </office:meta>
</office:document-meta>
</file>